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Nimbus Mono L" svg:font-family="'Nimbus Mono L', 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0709in"/>
    </style:style>
    <style:style style:name="co3" style:family="table-column">
      <style:table-column-properties fo:break-before="auto" style:column-width="6.9945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173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65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9.1626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9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 style:data-style-name="N1">
      <style:table-cell-properties fo:wrap-option="no-wrap"/>
      <style:text-properties fo:color="#000000" fo:font-weight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11">
      <style:table-cell-properties fo:wrap-option="no-wrap"/>
      <style:text-properties fo:color="#000000" fo:font-weight="normal"/>
    </style:style>
    <style:style style:name="ce7" style:family="table-cell" style:parent-style-name="Default" style:data-style-name="N107"/>
    <style:style style:name="ce8" style:family="table-cell" style:parent-style-name="Default" style:data-style-name="N107">
      <style:table-cell-properties fo:wrap-option="no-wrap"/>
      <style:text-properties fo:color="#000000" fo:font-weight="normal"/>
    </style:style>
    <style:style style:name="ce9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2">
      <style:table-cell-properties fo:wrap-option="no-wrap"/>
      <style:text-properties fo:color="#000000" fo:font-weight="normal"/>
    </style:style>
    <style:style style:name="ce11" style:family="table-cell" style:parent-style-name="Default">
      <style:text-properties style:use-window-font-color="true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line-through-mode="continuous" style:font-name-asian="Nimbus Mono L" style:font-size-asian="6.80000019073486pt" style:language-asian="en" style:country-asian="US" style:font-style-asian="normal" style:font-weight-asian="normal" style:font-name-complex="Nimbus Mono 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8"/>
          <table:table-cell table:style-name="ce11"/>
        </table:table-row>
        <table:table-row table:style-name="ro1">
          <table:table-cell table:style-name="ce1" office:value-type="string">
            <text:p>Component Source</text:p>
          </table:table-cell>
          <table:table-cell table:style-name="ce1" office:value-type="string">
            <text:p>Component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8"/>
          <table:table-cell table:style-name="ce1" office:value-type="string">
            <text:p>Price</text:p>
          </table:table-cell>
          <table:table-cell table:style-name="ce1" office:value-type="string">
            <text:p>run total</text:p>
          </table:table-cell>
          <table:table-cell/>
          <table:table-cell table:style-name="ce11" office:value-type="string">
            <text:p>Part <text:s text:c="7"/>Value <text:s text:c="14"/>Device <text:s text:c="16"/>Package <text:s text:c="7"/>Library <text:s text:c="9"/>Sheet</text:p>
          </table:table-cell>
        </table:table-row>
        <table:table-row table:style-name="ro1">
          <table:table-cell table:number-columns-repeated="8"/>
          <table:table-cell table:style-name="ce11"/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1165327">
            <text:p>1165327</text:p>
          </table:table-cell>
          <table:table-cell table:style-name="ce1" office:value-type="string">
            <text:p>80 x CAPACITOR, 68UF 50V;</text:p>
          </table:table-cell>
          <table:table-cell table:style-name="ce2" office:value-type="float" office:value="120">
            <text:p>120</text:p>
          </table:table-cell>
          <table:table-cell table:style-name="ce8" office:value-type="float" office:value="0.17">
            <text:p>0.170</text:p>
          </table:table-cell>
          <table:table-cell table:style-name="ce10" table:formula="oooc:=[.D4]*[.E4]" office:value-type="float" office:value="20.4">
            <text:p>20.40</text:p>
          </table:table-cell>
          <table:table-cell table:number-columns-repeated="2"/>
          <table:table-cell table:style-name="ce11" office:value-type="string">
            <text:p>C1 <text:s text:c="9"/>68u <text:s text:c="16"/>CPOL-EUE3.5-8 <text:s text:c="9"/>E3,5-8 <text:s text:c="8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2 <text:s text:c="9"/>68u <text:s text:c="16"/>CPOL-EUE3.5-8 <text:s text:c="9"/>E3,5-8 <text:s text:c="8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6 <text:s text:c="9"/>68u <text:s text:c="16"/>CPOL-EUE3.5-8 <text:s text:c="9"/>E3,5-8 <text:s text:c="8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7 <text:s text:c="9"/>68u <text:s text:c="16"/>CPOL-EUE3.5-8 <text:s text:c="9"/>E3,5-8 <text:s text:c="8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13 <text:s text:c="8"/>68u <text:s text:c="16"/>CPOL-EUE3.5-8 <text:s text:c="9"/>E3,5-8 <text:s text:c="8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14 <text:s text:c="8"/>68u <text:s text:c="16"/>CPOL-EUE3.5-8 <text:s text:c="9"/>E3,5-8 <text:s text:c="8"/>rcl <text:s text:c="13"/>1</text:p>
          </table:table-cell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920447">
            <text:p>920447</text:p>
          </table:table-cell>
          <table:table-cell table:style-name="ce1" office:value-type="string">
            <text:p>40 x MULTICOMP MCR16V227M6X11. CAPACITOR, 220UF 16V; 10 - 49 £0.052</text:p>
          </table:table-cell>
          <table:table-cell table:style-name="ce2" office:value-type="float" office:value="60">
            <text:p>60</text:p>
          </table:table-cell>
          <table:table-cell table:style-name="ce8" office:value-type="float" office:value="0.052">
            <text:p>0.052</text:p>
          </table:table-cell>
          <table:table-cell table:style-name="ce10" table:formula="oooc:=[.D10]*[.E10]" office:value-type="float" office:value="3.12">
            <text:p>3.12</text:p>
          </table:table-cell>
          <table:table-cell table:number-columns-repeated="2"/>
          <table:table-cell table:style-name="ce11" office:value-type="string">
            <text:p>C3 <text:s text:c="9"/>220u <text:s text:c="15"/>CPOL-EUE2.5-6 <text:s text:c="9"/>E2,5-6 <text:s text:c="8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8 <text:s text:c="9"/>220u <text:s text:c="15"/>CPOL-EUE2.5-6 <text:s text:c="9"/>E2,5-6 <text:s text:c="8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15 <text:s text:c="8"/>220u <text:s text:c="15"/>CPOL-EUE2.5-6 <text:s text:c="9"/>E2,5-6 <text:s text:c="8"/>rcl <text:s text:c="13"/>1</text:p>
          </table:table-cell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9451340">
            <text:p>9451340</text:p>
          </table:table-cell>
          <table:table-cell table:style-name="ce1" office:value-type="string">
            <text:p>40 x MULTICOMP MCGPR50V474M5X11 0.47 µF 50 V Aluminium Electrolytic</text:p>
          </table:table-cell>
          <table:table-cell table:style-name="ce2" office:value-type="float" office:value="60">
            <text:p>60</text:p>
          </table:table-cell>
          <table:table-cell table:style-name="ce8" office:value-type="float" office:value="0.032">
            <text:p>0.032</text:p>
          </table:table-cell>
          <table:table-cell table:style-name="ce10" table:formula="oooc:=[.D13]*[.E13]" office:value-type="float" office:value="1.92">
            <text:p>1.92</text:p>
          </table:table-cell>
          <table:table-cell table:number-columns-repeated="2"/>
          <table:table-cell table:style-name="ce11" office:value-type="string">
            <text:p>C4 <text:s text:c="9"/>0.47u <text:s text:c="14"/>CPOL-EUE2.5-5 <text:s text:c="9"/>E2,5-5 <text:s text:c="8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9 <text:s text:c="9"/>0.47u <text:s text:c="14"/>CPOL-EUE2.5-5 <text:s text:c="9"/>E2,5-5 <text:s text:c="8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16 <text:s text:c="8"/>0.47u <text:s text:c="14"/>CPOL-EUE2.5-5 <text:s text:c="9"/>E2,5-5 <text:s text:c="8"/>rcl <text:s text:c="13"/>1</text:p>
          </table:table-cell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9452729">
            <text:p>9452729</text:p>
          </table:table-cell>
          <table:table-cell table:style-name="ce1" office:value-type="string">
            <text:p>40 x MULTICOMP MCMHR63V104M4X 0.1 µF 63 V Aluminium Electrolytic</text:p>
          </table:table-cell>
          <table:table-cell table:style-name="ce2" office:value-type="float" office:value="60">
            <text:p>60</text:p>
          </table:table-cell>
          <table:table-cell table:style-name="ce8" office:value-type="float" office:value="0.68">
            <text:p>0.680</text:p>
          </table:table-cell>
          <table:table-cell table:style-name="ce10" table:formula="oooc:=[.D16]*[.E16]" office:value-type="float" office:value="40.8">
            <text:p>40.80</text:p>
          </table:table-cell>
          <table:table-cell table:number-columns-repeated="2"/>
          <table:table-cell table:style-name="ce11" office:value-type="string">
            <text:p>C21 <text:s text:c="8"/>100n <text:s text:c="15"/>C-EUC0603 <text:s text:c="13"/>C0603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22 <text:s text:c="8"/>100n <text:s text:c="15"/>C-EUC0603 <text:s text:c="13"/>C0603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23 <text:s text:c="8"/>100n <text:s text:c="15"/>C-EUC0603 <text:s text:c="13"/>C0603 <text:s text:c="9"/>rcl <text:s text:c="13"/>1</text:p>
          </table:table-cell>
        </table:table-row>
        <table:table-row table:style-name="ro1">
          <table:table-cell/>
          <table:table-cell office:value-type="float" office:value="1327671">
            <text:p>1327671</text:p>
          </table:table-cell>
          <table:table-cell office:value-type="string">
            <text:p>06031C103KAT2A — AVX — CAPACITOR, 100NF 100V X7R 0603 </text:p>
          </table:table-cell>
          <table:table-cell office:value-type="float" office:value="40">
            <text:p>40</text:p>
          </table:table-cell>
          <table:table-cell office:value-type="float" office:value="0.034">
            <text:p>0.034</text:p>
          </table:table-cell>
          <table:table-cell table:number-columns-repeated="2"/>
          <table:table-cell office:value-type="string">
            <text:p>Decouple</text:p>
          </table:table-cell>
          <table:table-cell table:style-name="ce11" office:value-type="string">
            <text:p>C11 <text:s text:c="8"/>100n <text:s text:c="15"/>C-EUC0603 <text:s text:c="13"/>C0603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12 <text:s text:c="8"/>100n <text:s text:c="15"/>C-EUC0603 <text:s text:c="13"/>C0603 <text:s text:c="9"/>rcl <text:s text:c="13"/>1</text:p>
          </table:table-cell>
        </table:table-row>
        <table:table-row table:style-name="ro3">
          <table:table-cell/>
          <table:table-cell office:value-type="float" office:value="1327682">
            <text:p>1327682</text:p>
          </table:table-cell>
          <table:table-cell office:value-type="string">
            <text:p>0603YD474KAT2A — AVX — CAPACITOR, 470NF 16V X5R 0603 </text:p>
          </table:table-cell>
          <table:table-cell office:value-type="float" office:value="20">
            <text:p>20</text:p>
          </table:table-cell>
          <table:table-cell office:value-type="float" office:value="0.151">
            <text:p>0.151</text:p>
          </table:table-cell>
          <table:table-cell table:number-columns-repeated="2"/>
          <table:table-cell office:value-type="string">
            <text:p>Vusb</text:p>
          </table:table-cell>
          <table:table-cell table:style-name="ce11" office:value-type="string">
            <text:p>C20 <text:s text:c="8"/>470nf <text:s text:c="14"/>C-EUC0603 <text:s text:c="13"/>C0603 <text:s text:c="9"/>rcl <text:s text:c="13"/>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NA</text:p>
          </table:table-cell>
          <table:table-cell table:number-columns-repeated="4"/>
          <table:table-cell office:value-type="string">
            <text:p>Xtalcaps</text:p>
          </table:table-cell>
          <table:table-cell table:style-name="ce11" office:value-type="string">
            <text:p>C18 <text:s text:c="28"/>C-EUC1206K <text:s text:c="12"/>C1206K <text:s text:c="8"/>rcl <text:s text:c="13"/>1</text:p>
          </table:table-cell>
        </table:table-row>
        <table:table-row table:style-name="ro1">
          <table:table-cell table:number-columns-repeated="2"/>
          <table:table-cell office:value-type="string">
            <text:p>NA</text:p>
          </table:table-cell>
          <table:table-cell table:number-columns-repeated="5"/>
          <table:table-cell table:style-name="ce11" office:value-type="string">
            <text:p>C19 <text:s text:c="28"/>C-EUC1206K <text:s text:c="12"/>C1206K <text:s text:c="8"/>rcl <text:s text:c="13"/>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table:style-name="ce11" office:value-type="string">
            <text:p>R2 <text:s text:c="29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3 <text:s text:c="29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4 <text:s text:c="29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5 <text:s text:c="9"/>330R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6 <text:s text:c="9"/>330R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7 <text:s text:c="9"/>330R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8 <text:s text:c="9"/>330R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9 <text:s text:c="9"/>100k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10 <text:s text:c="8"/>100k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11 <text:s text:c="8"/>100k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12 <text:s text:c="8"/>100k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13 <text:s text:c="28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14 <text:s text:c="28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15 <text:s text:c="8"/>100k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16 <text:s text:c="8"/>4.7k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17 <text:s text:c="8"/>10k <text:s text:c="16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18 <text:s text:c="8"/>2k7 <text:s text:c="16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19 <text:s text:c="28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R20 <text:s text:c="28"/>R-EU_M1206 <text:s text:c="12"/>M1206 <text:s text:c="9"/>rcl <text:s text:c="13"/>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1" office:value-type="string">
            <text:p>Farnell</text:p>
          </table:table-cell>
          <table:table-cell table:style-name="ce3" office:value-type="float" office:value="1003196">
            <text:p>1003196</text:p>
          </table:table-cell>
          <table:table-cell office:value-type="string">
            <text:p>HLMP-1301 — AVAGO TECHNOLOGIES — LED, 3MM HE-RED</text:p>
          </table:table-cell>
          <table:table-cell office:value-type="float" office:value="140">
            <text:p>140</text:p>
          </table:table-cell>
          <table:table-cell table:style-name="ce9" office:value-type="float" office:value="0.074">
            <text:p>0.074</text:p>
          </table:table-cell>
          <table:table-cell table:number-columns-repeated="3"/>
          <table:table-cell table:style-name="ce11" office:value-type="string">
            <text:p>LED1 <text:s text:c="27"/>LED3MM <text:s text:c="16"/>LED3MM <text:s text:c="8"/>led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LED2 <text:s text:c="27"/>LED3MM <text:s text:c="16"/>LED3MM <text:s text:c="8"/>led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LED3 <text:s text:c="27"/>LED3MM <text:s text:c="16"/>LED3MM <text:s text:c="8"/>led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LED4 <text:s text:c="27"/>LED3MM <text:s text:c="16"/>LED3MM <text:s text:c="8"/>led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LED5 <text:s text:c="27"/>LED3MM <text:s text:c="16"/>LED3MM <text:s text:c="8"/>led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LED6 <text:s text:c="27"/>LED3MM <text:s text:c="16"/>LED3MM <text:s text:c="8"/>led <text:s text:c="13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LED7 <text:s text:c="27"/>LED3MM <text:s text:c="16"/>LED3MM <text:s text:c="8"/>led <text:s text:c="13"/>1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1316200">
            <text:p>1316200</text:p>
          </table:table-cell>
          <table:table-cell table:style-name="ce1" office:value-type="string">
            <text:p>40 x VISHAY GENERAL SEMICONDUCTOR <text:s/>1N5822-E3/1 1+ £0.146</text:p>
          </table:table-cell>
          <table:table-cell table:style-name="ce2" office:value-type="float" office:value="60">
            <text:p>60</text:p>
          </table:table-cell>
          <table:table-cell table:style-name="ce8" office:value-type="float" office:value="0.146">
            <text:p>0.146</text:p>
          </table:table-cell>
          <table:table-cell table:style-name="ce10" table:formula="oooc:=[.D58]*[.E58]" office:value-type="float" office:value="8.76">
            <text:p>8.76</text:p>
          </table:table-cell>
          <table:table-cell table:number-columns-repeated="2"/>
          <table:table-cell table:style-name="ce11" office:value-type="string">
            <text:p>D1 <text:s text:c="9"/>1N5822-E3/1 <text:s text:c="8"/>SCHOTTKY-DIODEDO201T15 DO201T15 <text:s text:c="6"/>diode <text:s text:c="11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D2 <text:s text:c="9"/>1N5822-E3/1 <text:s text:c="8"/>SCHOTTKY-DIODEDO201T15 DO201T15 <text:s text:c="6"/>diode <text:s text:c="11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D3 <text:s text:c="9"/>1N5822-E3/1 <text:s text:c="8"/>SCHOTTKY-DIODEDO201T15 DO201T15 <text:s text:c="6"/>diode <text:s text:c="11"/>1</text:p>
          </table:table-cell>
        </table:table-row>
        <table:table-row table:style-name="ro3">
          <table:table-cell table:style-name="ce1" office:value-type="string">
            <text:p>Farnell</text:p>
          </table:table-cell>
          <table:table-cell office:value-type="float" office:value="1324820">
            <text:p>1324820</text:p>
          </table:table-cell>
          <table:table-cell office:value-type="string">
            <text:p>FFB20UP20DN — FAIRCHILD SEMICONDUCTOR — DIODE, ULTRA-FAST D2-PAK</text:p>
          </table:table-cell>
          <table:table-cell office:value-type="float" office:value="20">
            <text:p>20</text:p>
          </table:table-cell>
          <table:table-cell office:value-type="float" office:value="0.72">
            <text:p>0.720</text:p>
          </table:table-cell>
          <table:table-cell table:number-columns-repeated="3"/>
          <table:table-cell table:style-name="ce11" office:value-type="string">
            <text:p>U$12 <text:s text:c="7"/>FFB20UP20DN-DIODE <text:s text:c="2"/>FFB20UP20DN-DIODE <text:s text:c="5"/>TO252-3 <text:s text:c="7"/>ecssr-Pwr <text:s text:c="7"/>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9846204">
            <text:p>9846204</text:p>
          </table:table-cell>
          <table:table-cell table:style-name="ce1" office:value-type="string">
            <text:p>40 x MOSFET P Channel</text:p>
          </table:table-cell>
          <table:table-cell table:style-name="ce2" office:value-type="float" office:value="60">
            <text:p>60</text:p>
          </table:table-cell>
          <table:table-cell table:style-name="ce8" office:value-type="float" office:value="0.46">
            <text:p>0.460</text:p>
          </table:table-cell>
          <table:table-cell table:style-name="ce10" table:formula="oooc:=[.D64]*[.E64]" office:value-type="float" office:value="27.6">
            <text:p>27.60</text:p>
          </table:table-cell>
          <table:table-cell table:number-columns-repeated="2"/>
          <table:table-cell table:style-name="ce11" office:value-type="string">
            <text:p>Q1 <text:s text:c="9"/>FDS4435 <text:s text:c="12"/>P-MOSFET-SO8 <text:s text:c="10"/>SO-08 <text:s text:c="9"/>transistor-power 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Q2 <text:s text:c="9"/>FDS4435 <text:s text:c="12"/>P-MOSFET-SO8 <text:s text:c="10"/>SO-08 <text:s text:c="9"/>transistor-power 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Q3 <text:s text:c="9"/>FDS4435 <text:s text:c="12"/>P-MOSFET-SO8 <text:s text:c="10"/>SO-08 <text:s text:c="9"/>transistor-power 1</text:p>
          </table:table-cell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1021754">
            <text:p>1021754</text:p>
          </table:table-cell>
          <table:table-cell table:style-name="ce1" office:value-type="string">
            <text:p>2N7002 weedy fet N Channel</text:p>
          </table:table-cell>
          <table:table-cell table:style-name="ce2" office:value-type="float" office:value="60">
            <text:p>60</text:p>
          </table:table-cell>
          <table:table-cell table:style-name="ce8" office:value-type="float" office:value="0.058">
            <text:p>0.058</text:p>
          </table:table-cell>
          <table:table-cell table:style-name="ce10" table:formula="oooc:=[.D67]*[.E67]" office:value-type="float" office:value="3.48">
            <text:p>3.48</text:p>
          </table:table-cell>
          <table:table-cell table:style-name="ce10" table:formula="oooc:=[.D67]*[.F67]" office:value-type="float" office:value="208.8">
            <text:p>208.80</text:p>
          </table:table-cell>
          <table:table-cell/>
          <table:table-cell table:style-name="ce11" office:value-type="string">
            <text:p>U$8 <text:s text:c="8"/>2N7002 <text:s text:c="13"/>2N7002 <text:s text:c="16"/>SOT23 <text:s text:c="9"/>ecssr <text:s text:c="11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U$11 <text:s text:c="7"/>2N7002 <text:s text:c="13"/>2N7002 <text:s text:c="16"/>SOT23 <text:s text:c="9"/>ecssr <text:s text:c="11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U$13 <text:s text:c="7"/>2N7002 <text:s text:c="13"/>2N7002 <text:s text:c="16"/>SOT23 <text:s text:c="9"/>ecssr <text:s text:c="11"/>1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9725342">
            <text:p>9725342</text:p>
          </table:table-cell>
          <table:table-cell table:style-name="ce1" office:value-type="string">
            <text:p>MAXIM-DALLAS MAX1626ESA+</text:p>
          </table:table-cell>
          <table:table-cell table:style-name="ce2" office:value-type="float" office:value="60">
            <text:p>60</text:p>
          </table:table-cell>
          <table:table-cell table:style-name="ce8" office:value-type="float" office:value="1.95">
            <text:p>1.950</text:p>
          </table:table-cell>
          <table:table-cell table:style-name="ce10" table:formula="oooc:=[.D71]*[.E71]" office:value-type="float" office:value="117">
            <text:p>117.00</text:p>
          </table:table-cell>
          <table:table-cell table:style-name="ce10" table:formula="oooc:=[.D71]*[.F71]" office:value-type="float" office:value="7020">
            <text:p>7020.00</text:p>
          </table:table-cell>
          <table:table-cell/>
          <table:table-cell table:style-name="ce11" office:value-type="string">
            <text:p>U$1 <text:s text:c="8"/>MAX1626ESA+ <text:s text:c="8"/>MAX1626ESA+ <text:s text:c="11"/>SO04 <text:s text:c="10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U$2 <text:s text:c="8"/>MAX1626ESA+ <text:s text:c="8"/>MAX1626ESA+ <text:s text:c="11"/>SO04 <text:s text:c="10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U$5 <text:s text:c="8"/>MAX1626ESA+ <text:s text:c="8"/>MAX1626ESA+ <text:s text:c="11"/>SO04 <text:s text:c="10"/>ecssr-Pwr <text:s text:c="7"/>1</text:p>
          </table:table-cell>
        </table:table-row>
        <table:table-row table:style-name="ro1">
          <table:table-cell table:style-name="ce1" office:value-type="string">
            <text:p>maxim direct</text:p>
          </table:table-cell>
          <table:table-cell table:style-name="ce1"/>
          <table:table-cell table:style-name="ce1" office:value-type="string">
            <text:p>max4069</text:p>
          </table:table-cell>
          <table:table-cell table:style-name="ce2" office:value-type="float" office:value="20">
            <text:p>20</text:p>
          </table:table-cell>
          <table:table-cell table:number-columns-repeated="4"/>
          <table:table-cell table:style-name="ce11" office:value-type="string">
            <text:p>U$14 <text:s text:c="7"/>MAX4069 <text:s text:c="12"/>MAX4069 <text:s text:c="15"/>UMAX <text:s text:c="10"/>ecssr-Pwr <text:s text:c="7"/>1</text:p>
          </table:table-cell>
        </table:table-row>
        <table:table-row table:style-name="ro3">
          <table:table-cell table:style-name="ce1" office:value-type="string">
            <text:p>Farnell</text:p>
          </table:table-cell>
          <table:table-cell office:value-type="float" office:value="1292279">
            <text:p>1292279</text:p>
          </table:table-cell>
          <table:table-cell table:style-name="ce1" office:value-type="string">
            <text:p>PIC18LF4550-I/PT</text:p>
          </table:table-cell>
          <table:table-cell table:style-name="ce2" office:value-type="float" office:value="20">
            <text:p>20</text:p>
          </table:table-cell>
          <table:table-cell table:style-name="ce8" office:value-type="float" office:value="5.43">
            <text:p>5.430</text:p>
          </table:table-cell>
          <table:table-cell table:style-name="ce10" table:formula="oooc:=[.D75]*[.E75]" office:value-type="float" office:value="108.6">
            <text:p>108.60</text:p>
          </table:table-cell>
          <table:table-cell table:number-columns-repeated="2"/>
          <table:table-cell table:style-name="ce11" office:value-type="string">
            <text:p>IC2 <text:s text:c="8"/>PIC18F4550_TQFP <text:s text:c="4"/>PIC18F4550_TQFP <text:s text:c="7"/>TQFP44 <text:s text:c="8"/>microchip <text:s text:c="7"/>1</text:p>
          </table:table-cell>
        </table:table-row>
        <table:table-row table:style-name="ro4">
          <table:table-cell table:style-name="ce1" office:value-type="string">
            <text:p>Farnell</text:p>
          </table:table-cell>
          <table:table-cell table:style-name="ce2" office:value-type="float" office:value="9713352">
            <text:p>9713352</text:p>
          </table:table-cell>
          <table:table-cell table:style-name="ce1" office:value-type="string">
            <text:p>CRYSTAL, SMD 20.00MHZ</text:p>
          </table:table-cell>
          <table:table-cell table:style-name="ce2" office:value-type="float" office:value="20">
            <text:p>20</text:p>
          </table:table-cell>
          <table:table-cell table:style-name="ce8" office:value-type="float" office:value="0.38">
            <text:p>0.380</text:p>
          </table:table-cell>
          <table:table-cell table:style-name="ce10" table:formula="oooc:=[.D76]*[.E76]" office:value-type="float" office:value="7.6">
            <text:p>7.60</text:p>
          </table:table-cell>
          <table:table-cell table:number-columns-repeated="2"/>
          <table:table-cell table:style-name="ce11" office:value-type="string">
            <text:p>Q4 <text:s text:c="29"/>CRYSTALSM49 <text:s text:c="11"/>SM49 <text:s text:c="10"/>crystal <text:s text:c="9"/>1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style-name="ce1" office:value-type="string">
            <text:p>Farnell</text:p>
          </table:table-cell>
          <table:table-cell office:value-type="float" office:value="1248154">
            <text:p>1248154</text:p>
          </table:table-cell>
          <table:table-cell office:value-type="string">
            <text:p>826936-7 — TYCO ELECTRONICS — HEADER, 7 WAY STRAIGHT</text:p>
          </table:table-cell>
          <table:table-cell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number-columns-repeated="3"/>
          <table:table-cell table:style-name="ce11" office:value-type="string">
            <text:p>SLUG <text:s text:c="27"/>PINHD-1X7 <text:s text:c="13"/>1X07 <text:s text:c="10"/>pinhead <text:s text:c="9"/>1</text:p>
          </table:table-cell>
        </table:table-row>
        <table:table-row table:style-name="ro3">
          <table:table-cell table:style-name="ce1" office:value-type="string">
            <text:p>Farnell</text:p>
          </table:table-cell>
          <table:table-cell office:value-type="float" office:value="3418327">
            <text:p>3418327</text:p>
          </table:table-cell>
          <table:table-cell office:value-type="string">
            <text:p>826629-6 — TYCO ELECTRONICS / AMP — HEADER, 1 ROW 6WAY</text:p>
          </table:table-cell>
          <table:table-cell office:value-type="float" office:value="20">
            <text:p>20</text:p>
          </table:table-cell>
          <table:table-cell office:value-type="float" office:value="0.175">
            <text:p>0.175</text:p>
          </table:table-cell>
          <table:table-cell table:number-columns-repeated="3"/>
          <table:table-cell table:style-name="ce11" office:value-type="string">
            <text:p>ICSP <text:s text:c="27"/>PINHD-1X6 <text:s text:c="13"/>1X06 <text:s text:c="10"/>pinhead <text:s text:c="9"/>1</text:p>
          </table:table-cell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1109732">
            <text:p>1109732</text:p>
          </table:table-cell>
          <table:table-cell table:style-name="ce1" office:value-type="string">
            <text:p>SOCKET, VERT 1 ROW 10WAY; <text:s/>50 - 99 £0.54,</text:p>
          </table:table-cell>
          <table:table-cell table:style-name="ce2" office:value-type="float" office:value="40">
            <text:p>40</text:p>
          </table:table-cell>
          <table:table-cell table:style-name="ce8" office:value-type="float" office:value="0.54">
            <text:p>0.540</text:p>
          </table:table-cell>
          <table:table-cell table:style-name="ce10" table:formula="oooc:=[.D80]*[.E80]" office:value-type="float" office:value="21.6">
            <text:p>21.60</text:p>
          </table:table-cell>
          <table:table-cell table:number-columns-repeated="2"/>
          <table:table-cell table:style-name="ce11" office:value-type="string">
            <text:p>XB2 <text:s text:c="8"/>XBEE <text:s text:c="15"/>XBEE <text:s text:c="18"/>XBEE <text:s text:c="10"/>ecssr-Pwr <text:s text:c="7"/>1</text:p>
          </table:table-cell>
        </table:table-row>
        <table:table-row table:style-name="ro1">
          <table:table-cell table:number-columns-repeated="9"/>
        </table:table-row>
        <table:table-row table:style-name="ro4">
          <table:table-cell table:style-name="ce1" office:value-type="string">
            <text:p>Farnell</text:p>
          </table:table-cell>
          <table:table-cell table:style-name="ce2" office:value-type="float" office:value="9753362">
            <text:p>9753362</text:p>
          </table:table-cell>
          <table:table-cell table:style-name="ce1" office:value-type="string">
            <text:p>40 x EPCOS B82111EC22 INDUCTOR, AXIAL 22UH;</text:p>
          </table:table-cell>
          <table:table-cell table:style-name="ce2" office:value-type="float" office:value="60">
            <text:p>60</text:p>
          </table:table-cell>
          <table:table-cell table:style-name="ce8" office:value-type="float" office:value="0.64">
            <text:p>0.640</text:p>
          </table:table-cell>
          <table:table-cell table:style-name="ce10" table:formula="oooc:=[.D82]*[.E82]" office:value-type="float" office:value="38.4">
            <text:p>38.40</text:p>
          </table:table-cell>
          <table:table-cell table:style-name="ce10" table:formula="oooc:=[.D82]*[.F82]" office:value-type="float" office:value="2304">
            <text:p>2304.00</text:p>
          </table:table-cell>
          <table:table-cell/>
          <table:table-cell table:style-name="ce11" office:value-type="string">
            <text:p>U$3 <text:s text:c="8"/>L-30MM <text:s text:c="13"/>L-30MM <text:s text:c="16"/>30MMRES <text:s text:c="7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U$6 <text:s text:c="8"/>L-30MM <text:s text:c="13"/>L-30MM <text:s text:c="16"/>30MMRES <text:s text:c="7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U$9 <text:s text:c="8"/>L-30MM <text:s text:c="13"/>L-30MM <text:s text:c="16"/>30MMRES <text:s text:c="7"/>ecssr-Pwr <text:s text:c="7"/>1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1200362">
            <text:p>1200362</text:p>
          </table:table-cell>
          <table:table-cell table:style-name="ce1" office:value-type="string">
            <text:p>40 x WELWYN <text:s/>OAR1 - R040FI RESISTOR, 1% 0R040; Resistor element type:Metal Strip; £0.79 10 - 49 £0.77</text:p>
          </table:table-cell>
          <table:table-cell table:style-name="ce2" office:value-type="float" office:value="60">
            <text:p>60</text:p>
          </table:table-cell>
          <table:table-cell table:style-name="ce8" office:value-type="float" office:value="0.77">
            <text:p>0.770</text:p>
          </table:table-cell>
          <table:table-cell table:style-name="ce10" table:formula="oooc:=[.D86]*[.E86]" office:value-type="float" office:value="46.2">
            <text:p>46.20</text:p>
          </table:table-cell>
          <table:table-cell table:style-name="ce10" table:formula="oooc:=[.D86]*[.F86]" office:value-type="float" office:value="2772">
            <text:p>2772.00</text:p>
          </table:table-cell>
          <table:table-cell/>
          <table:table-cell table:style-name="ce11" office:value-type="string">
            <text:p>U$4 <text:s text:c="8"/>RSENSE <text:s text:c="13"/>RSENSE <text:s text:c="16"/>PWR-RES <text:s text:c="7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U$10 <text:s text:c="7"/>RSENSE <text:s text:c="13"/>RSENSE <text:s text:c="16"/>PWR-RES <text:s text:c="7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U$7 <text:s text:c="8"/>RSENSE <text:s text:c="13"/>RSENSE <text:s text:c="16"/>PWR-RES <text:s text:c="7"/>ecssr-Pwr <text:s text:c="7"/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 part</text:p>
          </table:table-cell>
          <table:table-cell table:number-columns-repeated="5"/>
          <table:table-cell table:style-name="ce11" office:value-type="string">
            <text:p>U$15 <text:s text:c="7"/>TRACKRESISTOR <text:s text:c="6"/>TRACKRESISTOR <text:s text:c="9"/>TRACK-RESISTOR ecssr-Pwr <text:s text:c="7"/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094018">
            <text:p>1094018</text:p>
          </table:table-cell>
          <table:table-cell office:value-type="string">
            <text:p>SRM-1C-SL-5VDC — IMO — RELAY, SPCO 5VDC</text:p>
          </table:table-cell>
          <table:table-cell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number-columns-repeated="3"/>
          <table:table-cell table:style-name="ce11" office:value-type="string">
            <text:p>U$16 <text:s text:c="7"/>SRM-1C-SL-5VDCRELAY SRM-1C-SL-5VDCRELAY <text:s text:c="3"/>RELAY5PIN <text:s text:c="5"/>ecssr-Pwr <text:s text:c="7"/>1</text:p>
          </table:table-cell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9471600">
            <text:p>9471600</text:p>
          </table:table-cell>
          <table:table-cell table:style-name="ce1" office:value-type="string">
            <text:p>MULTICOMP MCDP04 4 Piano Key DIL £0.39 - mode select</text:p>
          </table:table-cell>
          <table:table-cell table:style-name="ce2" office:value-type="float" office:value="20">
            <text:p>20</text:p>
          </table:table-cell>
          <table:table-cell table:style-name="ce8" office:value-type="float" office:value="0.39">
            <text:p>0.390</text:p>
          </table:table-cell>
          <table:table-cell table:style-name="ce10" table:formula="oooc:=[.D93]*[.E93]" office:value-type="float" office:value="7.8">
            <text:p>7.80</text:p>
          </table:table-cell>
          <table:table-cell table:number-columns-repeated="2"/>
          <table:table-cell table:style-name="ce11" office:value-type="string">
            <text:p>S1 <text:s text:c="29"/>DP04 <text:s text:c="18"/>DP-04 <text:s text:c="9"/>switch-dil <text:s text:c="6"/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11" office:value-type="string">
            <text:p>J1 <text:s text:c="9"/>charger in <text:s text:c="9"/>JACK-PLUG0 <text:s text:c="12"/>SPC4077 <text:s text:c="7"/>con-jack <text:s text:c="8"/>1</text:p>
          </table:table-cell>
        </table:table-row>
        <table:table-row table:style-name="ro4">
          <table:table-cell table:style-name="ce1" office:value-type="string">
            <text:p>Farnell</text:p>
          </table:table-cell>
          <table:table-cell table:style-name="ce2" office:value-type="float" office:value="1308876">
            <text:p>1308876</text:p>
          </table:table-cell>
          <table:table-cell table:style-name="ce1" office:value-type="string">
            <text:p>SOCKET, USB, TYPE B</text:p>
          </table:table-cell>
          <table:table-cell table:style-name="ce2" office:value-type="float" office:value="20">
            <text:p>20</text:p>
          </table:table-cell>
          <table:table-cell table:style-name="ce8" office:value-type="float" office:value="0.22">
            <text:p>0.220</text:p>
          </table:table-cell>
          <table:table-cell table:style-name="ce10" table:formula="oooc:=[.D96]*[.E96]" office:value-type="float" office:value="4.4">
            <text:p>4.40</text:p>
          </table:table-cell>
          <table:table-cell table:number-columns-repeated="2"/>
          <table:table-cell table:style-name="ce11" office:value-type="string">
            <text:p>USB1 <text:s text:c="7"/>USB-B-H <text:s text:c="12"/>USB-B-H <text:s text:c="15"/>USB-B-H <text:s text:c="7"/>con-usb-2 <text:s text:c="7"/>1</text:p>
          </table:table-cell>
        </table:table-row>
        <table:table-row table:style-name="ro1">
          <table:table-cell table:number-columns-repeated="2"/>
          <table:table-cell office:value-type="string">
            <text:p>NA</text:p>
          </table:table-cell>
          <table:table-cell table:number-columns-repeated="5"/>
          <table:table-cell table:style-name="ce11" office:value-type="string">
            <text:p>JP1 <text:s text:c="28"/>PINHD-1X1 <text:s text:c="13"/>1X01 <text:s text:c="10"/>pinhead <text:s text:c="9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ON1 <text:s text:c="7"/>MODULE_CON <text:s text:c="9"/>MODULE_CON <text:s text:c="12"/>RJ11 <text:s text:c="10"/>ecssr <text:s text:c="11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ON2 <text:s text:c="7"/>MODULE_CON <text:s text:c="9"/>MODULE_CON <text:s text:c="12"/>RJ11 <text:s text:c="10"/>ecssr <text:s text:c="11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ON3 <text:s text:c="7"/>MODULE_CON <text:s text:c="9"/>MODULE_CON <text:s text:c="12"/>RJ11 <text:s text:c="10"/>ecssr <text:s text:c="11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ON4 <text:s text:c="7"/>MODULE_CON <text:s text:c="9"/>MODULE_CON <text:s text:c="12"/>RJ11 <text:s text:c="10"/>ecssr <text:s text:c="11"/>1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4215590">
            <text:p>4215590</text:p>
          </table:table-cell>
          <table:table-cell table:style-name="ce1" office:value-type="string">
            <text:p>TAP, R/A 6.3 X 0.8; 100 - 499</text:p>
          </table:table-cell>
          <table:table-cell table:style-name="ce2" office:value-type="float" office:value="140">
            <text:p>140</text:p>
          </table:table-cell>
          <table:table-cell table:style-name="ce8" office:value-type="float" office:value="0.054">
            <text:p>0.054</text:p>
          </table:table-cell>
          <table:table-cell table:style-name="ce10" table:formula="oooc:=[.D103]*[.E103]" office:value-type="float" office:value="7.56">
            <text:p>7.56</text:p>
          </table:table-cell>
          <table:table-cell table:number-columns-repeated="2"/>
          <table:table-cell table:style-name="ce11" office:value-type="string">
            <text:p>CHRG-CHARGE 6.3X0.8-SPADE <text:s text:c="6"/>6.3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HRG-COM <text:s text:c="3"/>6.3X0.8-SPADE <text:s text:c="6"/>6.3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CHRG-RUN <text:s text:c="3"/>6.3X0.8-SPADE <text:s text:c="6"/>6.3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VBATT+VE <text:s text:c="3"/>6.3X0.8-SPADE <text:s text:c="6"/>6.3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VBATT-VE <text:s text:c="3"/>6.3X0.8-SPADE <text:s text:c="6"/>6.3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MOTPWR+ <text:s text:c="4"/>6.3X0.8-SPADE <text:s text:c="6"/>6.3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MOTPWRGND <text:s text:c="2"/>6.3X0.8-SPADE <text:s text:c="6"/>6.3X0.8-SPADE <text:s text:c="9"/>SPADE <text:s text:c="9"/>ecssr-Pwr <text:s text:c="7"/>1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4215588">
            <text:p>4215588</text:p>
          </table:table-cell>
          <table:table-cell table:style-name="ce1" office:value-type="string">
            <text:p>TAP, STRAIGHT 4.8 X 0.8; 100 - 499</text:p>
          </table:table-cell>
          <table:table-cell table:style-name="ce2" office:value-type="float" office:value="80">
            <text:p>80</text:p>
          </table:table-cell>
          <table:table-cell table:style-name="ce8" office:value-type="float" office:value="0.076">
            <text:p>0.076</text:p>
          </table:table-cell>
          <table:table-cell table:style-name="ce10" table:formula="oooc:=[.D111]*[.E111]" office:value-type="float" office:value="6.08">
            <text:p>6.08</text:p>
          </table:table-cell>
          <table:table-cell table:number-columns-repeated="2"/>
          <table:table-cell table:style-name="ce11" office:value-type="string">
            <text:p>SERVO+VE <text:s text:c="3"/>4.8X0.8-SPADE <text:s text:c="6"/>4.8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SERVO_GND <text:s text:c="2"/>4.8X0.8-SPADE <text:s text:c="6"/>4.8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LOGICPWR1 <text:s text:c="2"/>4.8X0.8-SPADE <text:s text:c="6"/>4.8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table:style-name="ce11" office:value-type="string">
            <text:p>LOGICPWR2 <text:s text:c="2"/>4.8X0.8-SPADE <text:s text:c="6"/>4.8X0.8-SPADE <text:s text:c="9"/>SPADE <text:s text:c="9"/>ecssr-Pwr <text:s text:c="7"/>1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4"/>
          <table:table-cell table:style-name="ce8"/>
          <table:table-cell table:style-name="ce10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table:number-columns-repeated="4"/>
          <table:table-cell table:style-name="ce8"/>
          <table:table-cell table:style-name="ce10"/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10"/>
          <table:table-cell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8"/>
          <table:table-cell table:style-name="ce10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table:style-name="ce8"/>
          <table:table-cell table:style-name="ce10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table:style-name="ce8"/>
          <table:table-cell table:style-name="ce10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ce8"/>
          <table:table-cell table:style-name="ce10"/>
          <table:table-cell table:number-columns-repeated="3"/>
        </table:table-row>
        <table:table-row table:style-name="ro3">
          <table:table-cell office:value-type="string">
            <text:p>Some other random stufff!</text:p>
          </table:table-cell>
          <table:table-cell table:number-columns-repeated="3"/>
          <table:table-cell table:style-name="ce8"/>
          <table:table-cell table:style-name="ce10"/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10"/>
          <table:table-cell table:number-columns-repeated="3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273223">
            <text:p>273223</text:p>
          </table:table-cell>
          <table:table-cell table:style-name="ce1" office:value-type="string">
            <text:p>20 x ARCOLECTRIC SWITCHES C1300XBAAA SPST - motor pwr</text:p>
          </table:table-cell>
          <table:table-cell table:style-name="ce2" office:value-type="float" office:value="20">
            <text:p>20</text:p>
          </table:table-cell>
          <table:table-cell table:style-name="ce8" office:value-type="float" office:value="0.96">
            <text:p>0.960</text:p>
          </table:table-cell>
          <table:table-cell table:style-name="ce10" table:formula="oooc:=[.D154]*[.E154]" office:value-type="float" office:value="19.2">
            <text:p>19.20</text:p>
          </table:table-cell>
          <table:table-cell table:number-columns-repeated="3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389948">
            <text:p>389948</text:p>
          </table:table-cell>
          <table:table-cell table:style-name="ce1" office:value-type="string">
            <text:p>ARCOLECTRIC SWITCHES H8350AB SWITCH, DPST LAT; - logic pwr</text:p>
          </table:table-cell>
          <table:table-cell table:style-name="ce2" office:value-type="float" office:value="20">
            <text:p>20</text:p>
          </table:table-cell>
          <table:table-cell table:style-name="ce8" office:value-type="float" office:value="1.38">
            <text:p>1.380</text:p>
          </table:table-cell>
          <table:table-cell table:style-name="ce10" table:formula="oooc:=[.D155]*[.E155]" office:value-type="float" office:value="27.6">
            <text:p>27.6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9550470">
            <text:p>9550470</text:p>
          </table:table-cell>
          <table:table-cell table:style-name="ce5" office:value-type="string">
            <text:p>VISHAY SILICONIX SI1022R £0.20</text:p>
          </table:table-cell>
          <table:table-cell/>
          <table:table-cell table:style-name="ce8"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float" office:value="658194">
            <text:p>658194</text:p>
          </table:table-cell>
          <table:table-cell table:style-name="ce1" office:value-type="string">
            <text:p>CRIMP TERM, FEMALE BLUE PK100 6.3 X 0.8 <text:s/>£9.47 5 - 9</text:p>
          </table:table-cell>
          <table:table-cell table:style-name="ce2" office:value-type="float" office:value="9">
            <text:p>9</text:p>
          </table:table-cell>
          <table:table-cell table:style-name="ce8" table:formula="oooc:=9.47/100" office:value-type="float" office:value="0.0947">
            <text:p>0.095</text:p>
          </table:table-cell>
          <table:table-cell table:style-name="ce10" table:formula="oooc:=[.D157]*[.E157]" office:value-type="float" office:value="0.8523">
            <text:p>0.85</text:p>
          </table:table-cell>
          <table:table-cell table:number-columns-repeated="3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9972471">
            <text:p>9972471</text:p>
          </table:table-cell>
          <table:table-cell table:style-name="ce1" office:value-type="string">
            <text:p>CRIMP TERM, FEMALE RED PK100;6.3 X 0.8 £12.97 5 - 9</text:p>
          </table:table-cell>
          <table:table-cell table:style-name="ce2" office:value-type="float" office:value="9">
            <text:p>9</text:p>
          </table:table-cell>
          <table:table-cell table:style-name="ce8" office:value-type="float" office:value="0.1297">
            <text:p>0.130</text:p>
          </table:table-cell>
          <table:table-cell table:style-name="ce10" table:formula="oooc:=[.D158]*[.E158]" office:value-type="float" office:value="1.1673">
            <text:p>1.17</text:p>
          </table:table-cell>
          <table:table-cell table:number-columns-repeated="3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3625424">
            <text:p>3625424</text:p>
          </table:table-cell>
          <table:table-cell table:style-name="ce1" office:value-type="string">
            <text:p>FEMALE, 4.8 X .8MM (no color or sleve; £0.029 <text:s text:c="3"/>100 - 499</text:p>
          </table:table-cell>
          <table:table-cell table:style-name="ce6" office:value-type="float" office:value="4">
            <text:p>4_ </text:p>
          </table:table-cell>
          <table:table-cell table:style-name="ce8" office:value-type="float" office:value="0.029">
            <text:p>0.029</text:p>
          </table:table-cell>
          <table:table-cell table:style-name="ce10" table:formula="oooc:=[.D159]*[.E159]" office:value-type="float" office:value="0.116">
            <text:p>0.12</text:p>
          </table:table-cell>
          <table:table-cell table:number-columns-repeated="3"/>
        </table:table-row>
        <table:table-row table:style-name="ro1" table:number-rows-repeated="6537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Nimbus Mono L" svg:font-family="'Nimbus Mono L', 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5" number:min-integer-digits="1" number:decimal-replacement="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currency-style style:name="N109P0" style:volatile="true">
      <number:currency-symbol>$</number:currency-symbol>
      <number:number number:decimal-places="2" number:min-integer-digits="1" number:grouping="true"/>
    </number:currency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P0" style:volatile="true">
      <number:number number:decimal-places="0" number:min-integer-digits="1" number:grouping="true"/>
      <number:text>_ </number:text>
    </number:number-style>
    <number:number-style style:name="N111">
      <number:text>[Red]-</number:text>
      <number:number number:decimal-places="0" number:min-integer-digits="1" number:grouping="true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6">07/26/2007</text:date>, <text:time>02:0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om Bennellick</meta:initial-creator>
    <meta:creation-date>2007-07-25T23:47:29</meta:creation-date>
    <dc:creator>Tom Bennellick</dc:creator>
    <dc:date>2007-07-26T02:01:17</dc:date>
    <dc:language>en-US</dc:language>
    <meta:editing-cycles>6</meta:editing-cycles>
    <meta:editing-duration>PT2H13M50S</meta:editing-duration>
    <meta:user-defined meta:name="Info 1"/>
    <meta:user-defined meta:name="Info 2"/>
    <meta:user-defined meta:name="Info 3"/>
    <meta:user-defined meta:name="Info 4"/>
    <meta:document-statistic meta:table-count="3" meta:cell-count="279"/>
  </office:meta>
</office:document-meta>
</file>